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hi_1, deg</text:p>
          </table:table-cell>
          <table:table-cell office:value-type="string" calcext:value-type="string">
            <text:p>Phi_1, corrected, deg</text:p>
          </table:table-cell>
          <table:table-cell office:value-type="string" calcext:value-type="string">
            <text:p>Phi_2, deg</text:p>
          </table:table-cell>
          <table:table-cell office:value-type="string" calcext:value-type="string">
            <text:p>Phy_2, corrected, deg</text:p>
          </table:table-cell>
          <table:table-cell table:number-columns-repeated="3"/>
          <table:table-cell office:value-type="string" calcext:value-type="string">
            <text:p>Phi_0, deg</text:p>
          </table:table-cell>
          <table:table-cell/>
          <table:table-cell office:value-type="string" calcext:value-type="string">
            <text:p>phi_1_equilibrium</text:p>
          </table:table-cell>
          <table:table-cell office:value-type="string" calcext:value-type="string">
            <text:p>phi_2_equilibri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]-[.$K$2]"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table:formula="of:=[.D2]-[.$L$2]" office:value-type="float" office:value="12.75" calcext:value-type="float">
            <text:p>12.75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25" calcext:value-type="float">
            <text:p>5.25</text:p>
          </table:table-cell>
          <table:table-cell table:formula="of:=[.B3]-[.$K$2]" office:value-type="float" office:value="4.75" calcext:value-type="float">
            <text:p>4.75</text:p>
          </table:table-cell>
          <table:table-cell office:value-type="float" office:value="12.25" calcext:value-type="float">
            <text:p>12.25</text:p>
          </table:table-cell>
          <table:table-cell table:formula="of:=[.D3]-[.$L$2]" office:value-type="float" office:value="13" calcext:value-type="float">
            <text:p>13</text:p>
          </table:table-cell>
          <table:table-cell table:number-columns-repeated="3"/>
          <table:table-cell table:formula="of:=[.I2]-[.K2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4]-[.$K$2]" office:value-type="float" office:value="4.5" calcext:value-type="float">
            <text:p>4.5</text:p>
          </table:table-cell>
          <table:table-cell office:value-type="float" office:value="11.5" calcext:value-type="float">
            <text:p>11.5</text:p>
          </table:table-cell>
          <table:table-cell table:formula="of:=[.D4]-[.$L$2]" office:value-type="float" office:value="12.25" calcext:value-type="float">
            <text:p>12.2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table:formula="of:=[.B5]-[.$K$2]" office:value-type="float" office:value="4.25" calcext:value-type="float">
            <text:p>4.25</text:p>
          </table:table-cell>
          <table:table-cell office:value-type="float" office:value="12" calcext:value-type="float">
            <text:p>12</text:p>
          </table:table-cell>
          <table:table-cell table:formula="of:=[.D5]-[.$L$2]" office:value-type="float" office:value="12.75" calcext:value-type="float">
            <text:p>12.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B6]-[.$K$2]" office:value-type="float" office:value="4.25" calcext:value-type="float">
            <text:p>4.25</text:p>
          </table:table-cell>
          <table:table-cell office:value-type="float" office:value="12.5" calcext:value-type="float">
            <text:p>12.5</text:p>
          </table:table-cell>
          <table:table-cell table:formula="of:=[.D6]-[.$L$2]" office:value-type="float" office:value="13.25" calcext:value-type="float">
            <text:p>13.2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  <table:table-cell table:formula="of:=[.B7]-[.$K$2]" office:value-type="float" office:value="4.25" calcext:value-type="float">
            <text:p>4.25</text:p>
          </table:table-cell>
          <table:table-cell office:value-type="float" office:value="12.25" calcext:value-type="float">
            <text:p>12.25</text:p>
          </table:table-cell>
          <table:table-cell table:formula="of:=[.D7]-[.$L$2]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B8]-[.$K$2]" office:value-type="float" office:value="4.25" calcext:value-type="float">
            <text:p>4.25</text:p>
          </table:table-cell>
          <table:table-cell office:value-type="float" office:value="12.75" calcext:value-type="float">
            <text:p>12.75</text:p>
          </table:table-cell>
          <table:table-cell table:formula="of:=[.D8]-[.$L$2]"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table:formula="of:=[.B9]-[.$K$2]" office:value-type="float" office:value="4.25" calcext:value-type="float">
            <text:p>4.25</text:p>
          </table:table-cell>
          <table:table-cell office:value-type="float" office:value="12.5" calcext:value-type="float">
            <text:p>12.5</text:p>
          </table:table-cell>
          <table:table-cell table:formula="of:=[.D9]-[.$L$2]" office:value-type="float" office:value="13.25" calcext:value-type="float">
            <text:p>13.2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.75</text:p>
          </table:table-cell>
          <table:table-cell table:formula="of:=[.B10]-[.$K$2]" office:value-type="float" office:value="4.25" calcext:value-type="float">
            <text:p>4.25</text:p>
          </table:table-cell>
          <table:table-cell office:value-type="float" office:value="12.75" calcext:value-type="float">
            <text:p>12.75</text:p>
          </table:table-cell>
          <table:table-cell table:formula="of:=[.D10]-[.$L$2]" office:value-type="float" office:value="13.5" calcext:value-type="float">
            <text:p>13.5</text:p>
          </table:table-cell>
          <table:table-cell table:number-columns-repeated="3"/>
          <table:table-cell office:value-type="string" calcext:value-type="string">
            <text:p>coefficient of restitutio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table:formula="of:=[.B11]-[.$K$2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D11]-[.$L$2]" office:value-type="float" office:value="13.75" calcext:value-type="float">
            <text:p>13.75</text:p>
          </table:table-cell>
          <table:table-cell table:number-columns-repeated="3"/>
          <table:table-cell table:formula="of:=(SIN(RADIANS([.E12]/2))-SIN(RADIANS([.C12]/2)))/SIN(RADIANS([.I3]/2))" office:value-type="float" office:value="0.674331038506347" calcext:value-type="float">
            <text:p>0.674331038506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, deg</text:p>
          </table:table-cell>
          <table:table-cell/>
          <table:table-cell table:formula="of:=AVERAGE([.C2:.C11])" office:value-type="float" office:value="4.325" calcext:value-type="float">
            <text:p>4.325</text:p>
          </table:table-cell>
          <table:table-cell/>
          <table:table-cell table:formula="of:=AVERAGE([.E2:.E11])" office:value-type="float" office:value="13.1" calcext:value-type="float">
            <text:p>13.1</text:p>
          </table:table-cell>
          <table:table-cell table:number-columns-repeated="3"/>
          <table:table-cell office:value-type="string" calcext:value-type="string">
            <text:p>delt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, rad</text:p>
          </table:table-cell>
          <table:table-cell/>
          <table:table-cell table:formula="of:=RADIANS([.C12])" office:value-type="float" office:value="0.0754854901487548" calcext:value-type="float">
            <text:p>0.075485490148755</text:p>
          </table:table-cell>
          <table:table-cell/>
          <table:table-cell table:formula="of:=RADIANS([.E12])" office:value-type="float" office:value="0.228638132011257" calcext:value-type="float">
            <text:p>0.228638132011257</text:p>
          </table:table-cell>
          <table:table-cell table:number-columns-repeated="3"/>
          <table:table-cell table:formula="of:=[.I11]/2*((COS([.C13]/2)*RADIANS(0.25)+COS([.E13]/2)*RADIANS(0.25))/(SIN([.E13]/2)-SIN([.C13]/2))+(COS(RADIANS([.I3]/2))*RADIANS(0.25))/(SIN(RADIANS([.I3]/2))))" office:value-type="float" office:value="0.0513168672444903" calcext:value-type="float">
            <text:p>0.05131686724449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phi_1, rad</text:p>
          </table:table-cell>
          <table:table-cell table:number-columns-repeated="5"/>
          <table:table-cell table:formula="of:=[.I13]/[.I11]" office:value-type="float" office:value="0.0761004081291555" calcext:value-type="float">
            <text:p>0.076100408129156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hi_1, deg</text:p>
          </table:table-cell>
          <table:table-cell office:value-type="string" calcext:value-type="string">
            <text:p>Phi_1, corrected, deg</text:p>
          </table:table-cell>
          <table:table-cell office:value-type="string" calcext:value-type="string">
            <text:p>Phi_2, deg</text:p>
          </table:table-cell>
          <table:table-cell office:value-type="string" calcext:value-type="string">
            <text:p>Phy_2, corrected, deg</text:p>
          </table:table-cell>
          <table:table-cell table:number-columns-repeated="3"/>
          <table:table-cell office:value-type="string" calcext:value-type="string">
            <text:p>Phi_0, deg</text:p>
          </table:table-cell>
          <table:table-cell/>
          <table:table-cell office:value-type="string" calcext:value-type="string">
            <text:p>phi_1_equilibrium</text:p>
          </table:table-cell>
          <table:table-cell office:value-type="string" calcext:value-type="string">
            <text:p>phi_2_equilibrium</text:p>
          </table:table-cell>
          <table:table-cell/>
          <table:table-cell office:value-type="string" calcext:value-type="string">
            <text:p>m1, g</text:p>
          </table:table-cell>
          <table:table-cell office:value-type="string" calcext:value-type="string">
            <text:p>m2, 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]-[.$K$2]"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table:formula="of:=[.D2]-[.$L$2]" office:value-type="float" office:value="12.75" calcext:value-type="float">
            <text:p>12.75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180.5" calcext:value-type="float">
            <text:p>180.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25" calcext:value-type="float">
            <text:p>5.25</text:p>
          </table:table-cell>
          <table:table-cell table:formula="of:=[.B3]-[.$K$2]" office:value-type="float" office:value="4.75" calcext:value-type="float">
            <text:p>4.75</text:p>
          </table:table-cell>
          <table:table-cell office:value-type="float" office:value="12.25" calcext:value-type="float">
            <text:p>12.25</text:p>
          </table:table-cell>
          <table:table-cell table:formula="of:=[.D3]-[.$L$2]" office:value-type="float" office:value="13" calcext:value-type="float">
            <text:p>13</text:p>
          </table:table-cell>
          <table:table-cell table:number-columns-repeated="3"/>
          <table:table-cell table:formula="of:=[.I2]-[.K2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4]-[.$K$2]" office:value-type="float" office:value="4.5" calcext:value-type="float">
            <text:p>4.5</text:p>
          </table:table-cell>
          <table:table-cell office:value-type="float" office:value="11.5" calcext:value-type="float">
            <text:p>11.5</text:p>
          </table:table-cell>
          <table:table-cell table:formula="of:=[.D4]-[.$L$2]" office:value-type="float" office:value="12.25" calcext:value-type="float">
            <text:p>12.25</text:p>
          </table:table-cell>
          <table:table-cell table:number-columns-repeated="3"/>
          <table:table-cell table:formula="of:=RADIANS([.I3])" office:value-type="float" office:value="0.226892802759263" calcext:value-type="float">
            <text:p>0.22689280275926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table:formula="of:=[.B5]-[.$K$2]" office:value-type="float" office:value="4.25" calcext:value-type="float">
            <text:p>4.25</text:p>
          </table:table-cell>
          <table:table-cell office:value-type="float" office:value="12" calcext:value-type="float">
            <text:p>12</text:p>
          </table:table-cell>
          <table:table-cell table:formula="of:=[.D5]-[.$L$2]" office:value-type="float" office:value="12.75" calcext:value-type="float">
            <text:p>12.7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B6]-[.$K$2]" office:value-type="float" office:value="4.25" calcext:value-type="float">
            <text:p>4.25</text:p>
          </table:table-cell>
          <table:table-cell office:value-type="float" office:value="12.5" calcext:value-type="float">
            <text:p>12.5</text:p>
          </table:table-cell>
          <table:table-cell table:formula="of:=[.D6]-[.$L$2]" office:value-type="float" office:value="13.25" calcext:value-type="float">
            <text:p>13.2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  <table:table-cell table:formula="of:=[.B7]-[.$K$2]" office:value-type="float" office:value="4.25" calcext:value-type="float">
            <text:p>4.25</text:p>
          </table:table-cell>
          <table:table-cell office:value-type="float" office:value="12.25" calcext:value-type="float">
            <text:p>12.25</text:p>
          </table:table-cell>
          <table:table-cell table:formula="of:=[.D7]-[.$L$2]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B8]-[.$K$2]" office:value-type="float" office:value="4.25" calcext:value-type="float">
            <text:p>4.25</text:p>
          </table:table-cell>
          <table:table-cell office:value-type="float" office:value="12.75" calcext:value-type="float">
            <text:p>12.75</text:p>
          </table:table-cell>
          <table:table-cell table:formula="of:=[.D8]-[.$L$2]" office:value-type="float" office:value="13.5" calcext:value-type="float">
            <text:p>13.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table:formula="of:=[.B9]-[.$K$2]" office:value-type="float" office:value="4.25" calcext:value-type="float">
            <text:p>4.25</text:p>
          </table:table-cell>
          <table:table-cell office:value-type="float" office:value="12.5" calcext:value-type="float">
            <text:p>12.5</text:p>
          </table:table-cell>
          <table:table-cell table:formula="of:=[.D9]-[.$L$2]" office:value-type="float" office:value="13.25" calcext:value-type="float">
            <text:p>13.2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.75</text:p>
          </table:table-cell>
          <table:table-cell table:formula="of:=[.B10]-[.$K$2]" office:value-type="float" office:value="4.25" calcext:value-type="float">
            <text:p>4.25</text:p>
          </table:table-cell>
          <table:table-cell office:value-type="float" office:value="12.75" calcext:value-type="float">
            <text:p>12.75</text:p>
          </table:table-cell>
          <table:table-cell table:formula="of:=[.D10]-[.$L$2]" office:value-type="float" office:value="13.5" calcext:value-type="float">
            <text:p>13.5</text:p>
          </table:table-cell>
          <table:table-cell table:number-columns-repeated="3"/>
          <table:table-cell office:value-type="string" calcext:value-type="string">
            <text:p>coefficient of restitution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table:formula="of:=[.B11]-[.$K$2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D11]-[.$L$2]" office:value-type="float" office:value="13.75" calcext:value-type="float">
            <text:p>13.75</text:p>
          </table:table-cell>
          <table:table-cell table:number-columns-repeated="3"/>
          <table:table-cell table:formula="of:=(SIN(RADIANS([.E12]/2))-SIN(RADIANS([.C12]/2)))/SIN(RADIANS([.I3]/2))" office:value-type="float" office:value="0.674331038506347" calcext:value-type="float">
            <text:p>0.674331038506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, deg</text:p>
          </table:table-cell>
          <table:table-cell/>
          <table:table-cell table:formula="of:=AVERAGE([.C2:.C11])" office:value-type="float" office:value="4.325" calcext:value-type="float">
            <text:p>4.325</text:p>
          </table:table-cell>
          <table:table-cell/>
          <table:table-cell table:formula="of:=AVERAGE([.E2:.E11])" office:value-type="float" office:value="13.1" calcext:value-type="float">
            <text:p>13.1</text:p>
          </table:table-cell>
          <table:table-cell table:number-columns-repeated="3"/>
          <table:table-cell office:value-type="string" calcext:value-type="string">
            <text:p>delt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, rad</text:p>
          </table:table-cell>
          <table:table-cell/>
          <table:table-cell table:formula="of:=RADIANS([.C12])" office:value-type="float" office:value="0.0754854901487548" calcext:value-type="float">
            <text:p>0.075485490148755</text:p>
          </table:table-cell>
          <table:table-cell/>
          <table:table-cell table:formula="of:=RADIANS([.E12])" office:value-type="float" office:value="0.228638132011257" calcext:value-type="float">
            <text:p>0.228638132011257</text:p>
          </table:table-cell>
          <table:table-cell table:number-columns-repeated="3"/>
          <table:table-cell table:formula="of:=[.I11]/2*((COS([.C13]/2)*RADIANS(0.25)+COS([.E13]/2)*RADIANS(0.25))/(SIN([.E13]/2)-SIN([.C13]/2))+(COS(RADIANS([.I3]/2))*RADIANS(0.25))/(SIN(RADIANS([.I3]/2))))" office:value-type="float" office:value="0.0513168672444903" calcext:value-type="float">
            <text:p>0.05131686724449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roblem 2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qva chast, g</text:p>
          </table:table-cell>
          <table:table-cell office:value-type="string" calcext:value-type="string">
            <text:p>lqva chast greshka, g</text:p>
          </table:table-cell>
          <table:table-cell table:number-columns-repeated="13"/>
        </table:table-row>
        <table:table-row table:style-name="ro1">
          <table:table-cell table:formula="of:=[.N2]*SIN([.I4]/2)" office:value-type="float" office:value="20.4331800851072" calcext:value-type="float">
            <text:p>20.4331800851072</text:p>
          </table:table-cell>
          <table:table-cell table:formula="of:=SIN([.I4]/2)*0.5+[.N2]*COS([.I4]/2)*RADIANS(0.25)" office:value-type="float" office:value="0.839118755065328" calcext:value-type="float">
            <text:p>0.83911875506532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ysna chast, g</text:p>
          </table:table-cell>
          <table:table-cell office:value-type="string" calcext:value-type="string">
            <text:p>dyasna chast greshka, g</text:p>
          </table:table-cell>
          <table:table-cell table:number-columns-repeated="13"/>
        </table:table-row>
        <table:table-row table:style-name="ro1">
          <table:table-cell table:formula="of:=[.N2]*SIN([.C13]/2)+[.O2]*SIN([.E13]/2)" office:value-type="float" office:value="18.6400305588256" calcext:value-type="float">
            <text:p>18.6400305588256</text:p>
          </table:table-cell>
          <table:table-cell table:formula="of:=SIN([.C13]/2)*0.5+[.N2]*COS([.C13]/2)*RADIANS(0.25)+SIN([.E13]/2)*0.5+[.O2]*COS([.E13]/2)*RADIANS(0.25)" office:value-type="float" office:value="1.31244409020488" calcext:value-type="float">
            <text:p>1.3124440902048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2:02:43.813752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7:25:13.216941085</meta:creation-date>
    <meta:generator>LibreOffice/6.4.7.2$Linux_X86_64 LibreOffice_project/40$Build-2</meta:generator>
    <dc:date>2021-11-10T23:50:42.609329357</dc:date>
    <meta:editing-duration>PT3H48M33S</meta:editing-duration>
    <meta:editing-cycles>8</meta:editing-cycles>
    <meta:document-statistic meta:table-count="2" meta:cell-count="160" meta:object-count="0"/>
  </office:meta>
</office:document-meta>
</file>